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aa55a1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svg:stroke-color="#00a65d" draw:marker-start-width="0.321cm" draw:marker-end-width="0.321cm" draw:fill-color="#faa61a" draw: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a65d" draw:marker-start-width="0.321cm" draw:marker-end-width="0.321cm" draw:fill-color="#faa61a" draw:opacity="99%" fo:padding-top="0.165cm" fo:padding-bottom="0.165cm" fo:padding-left="0.29cm" fo:padding-right="0.29cm" draw:shadow-offset-x="0.203cm" draw:shadow-offset-y="0.203cm"/>
    </style:style>
    <style:style style:name="gr8" style:family="graphic" style:parent-style-name="standard">
      <style:graphic-properties svg:stroke-width="0.081cm" svg:stroke-color="#00a65d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2.02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solid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4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5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6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7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0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5.324cm" fo:padding-top="0.134cm" fo:padding-bottom="0.134cm" fo:padding-left="0.259cm" fo:padding-right="0.259cm"/>
    </style:style>
    <style:style style:name="gr21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5.324cm" fo:padding-top="0.134cm" fo:padding-bottom="0.134cm" fo:padding-left="0.259cm" fo:padding-right="0.259cm"/>
    </style:style>
    <style:style style:name="gr22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5.324cm" fo:padding-top="0.134cm" fo:padding-bottom="0.134cm" fo:padding-left="0.259cm" fo:padding-right="0.259cm"/>
    </style:style>
    <style:style style:name="gr23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5.324cm" fo:padding-top="0.134cm" fo:padding-bottom="0.134cm" fo:padding-left="0.259cm" fo:padding-right="0.259cm"/>
    </style:style>
    <style:style style:name="gr24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622cm" fo:padding-top="0.134cm" fo:padding-bottom="0.134cm" fo:padding-left="0.259cm" fo:padding-right="0.259cm"/>
    </style:style>
    <style:style style:name="gr25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6.213cm" fo:padding-top="0.134cm" fo:padding-bottom="0.134cm" fo:padding-left="0.259cm" fo:padding-right="0.259cm"/>
    </style:style>
    <style:style style:name="gr26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6.213cm" fo:padding-top="0.134cm" fo:padding-bottom="0.134cm" fo:padding-left="0.259cm" fo:padding-right="0.259cm"/>
    </style:style>
    <style:style style:name="gr27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6.213cm" fo:padding-top="0.134cm" fo:padding-bottom="0.134cm" fo:padding-left="0.259cm" fo:padding-right="0.259cm"/>
    </style:style>
    <style:style style:name="gr28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795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  <style:text-properties fo:font-size="12pt"/>
    </style:style>
    <style:style style:name="P3" style:family="paragraph">
      <loext:graphic-properties draw:fill-color="#adc5e7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f8aa97"/>
      <style:paragraph-properties fo:text-align="center"/>
      <style:text-properties fo:font-size="14pt"/>
    </style:style>
    <style:style style:name="P6" style:family="paragraph">
      <loext:graphic-properties draw:fill-color="#faa61a" draw:opacity="99%"/>
      <style:paragraph-properties fo:text-align="center"/>
    </style:style>
    <style:style style:name="P7" style:family="paragraph">
      <loext:graphic-properties draw:fill-color="#faa61a" draw:opacity="99%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-color="#eeeee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-color="#dfcce4" draw:opacity="100%"/>
      <style:paragraph-properties fo:text-align="center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-color="#adc5e7"/>
      <style:paragraph-properties fo:text-align="end"/>
      <style:text-properties fo:font-size="12pt"/>
    </style:style>
    <style:style style:name="P15" style:family="paragraph">
      <loext:graphic-properties draw:fill="none" draw:fill-color="#eeeeee" draw:opacity="50%"/>
      <style:paragraph-properties fo:text-align="center"/>
      <style:text-properties fo:color="#ed1c24" fo:font-size="12pt" fo:font-weight="bold" style:font-weight-asian="bold" style:font-weight-complex="bold"/>
    </style:style>
    <style:style style:name="P16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P17" style:family="paragraph">
      <loext:graphic-properties draw:fill-color="#f8aa97"/>
      <style:paragraph-properties fo:text-align="center"/>
    </style:style>
    <style:style style:name="P18" style:family="paragraph">
      <loext:graphic-properties draw:fill-color="#eeeeee"/>
      <style:paragraph-properties fo:text-align="end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color="#ed1c24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7cm" svg:y1="3.349cm" svg:x2="2.27cm" svg:y2="7.921cm" draw:start-shape="id1" draw:start-glue-point="3" draw:end-shape="id2" draw:end-glue-point="3" svg:d="M2270 3349h-510v4572h510" svg:viewBox="0 0 511 4573">
          <text:p/>
        </draw:connector>
        <draw:custom-shape draw:style-name="gr2" draw:text-style-name="P2" xml:id="id5" draw:id="id5" draw:layer="layout" svg:width="5.207cm" svg:height="0.635cm" svg:x="21.32cm" svg:y="15.097cm">
          <text:p text:style-name="P1"><text:span text:style-name="T1">sk_</text:span><text:span text:style-name="T1">id_</text:span><text:span text:style-name="T1">cur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5.207cm" svg:height="0.635cm" svg:x="21.32cm" svg:y="15.732cm">
          <text:p text:style-name="P1"><text:span text:style-name="T1">sk</text:span><text:span text:style-name="T1">_id</text:span><text:span text:style-name="T1">_p</text:span><text:span text:style-name="T1">re</text:span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6.367cm">
          <text:p text:style-name="P1"><text:span text:style-name="T1">a</text:span><text:span text:style-name="T1">mt</text:span><text:span text:style-name="T1">_b</text:span><text:span text:style-name="T1">ala</text:span><text:span text:style-name="T1">nc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002cm">
          <text:p text:style-name="P1"><text:span text:style-name="T1">amt_credit_limit_actu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63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0.635cm" svg:x="21.32cm" svg:y="14.462cm">
          <text:p text:style-name="P1"><text:span text:style-name="T2">credit_</text:span><text:span text:style-name="T2">card_</text:span><text:span text:style-name="T2">balanc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1.32cm" svg:y1="2.714cm" svg:x2="7.477cm" svg:y2="2.714cm" draw:start-shape="id3" draw:start-glue-point="3" svg:d="M21320 2714h-13843" svg:viewBox="0 0 13844 1">
          <text:p/>
        </draw:connector>
        <draw:connector draw:style-name="gr7" draw:text-style-name="P7" xml:id="id9" draw:id="id9" draw:layer="layout" draw:line-skew="-6.475cm" svg:x1="21.32cm" svg:y1="8.556cm" svg:x2="21.32cm" svg:y2="2.714cm" draw:start-shape="id4" draw:start-glue-point="3" draw:end-shape="id3" draw:end-glue-point="3" svg:d="M21320 8556h-6985v-5842h6985" svg:viewBox="0 0 6986 5843">
          <text:p/>
        </draw:connector>
        <draw:connector draw:style-name="gr6" draw:text-style-name="P6" xml:id="id7" draw:id="id7" draw:layer="layout" draw:line-skew="-1.426cm" svg:x1="21.32cm" svg:y1="15.414cm" svg:x2="19.348cm" svg:y2="8.569cm" draw:start-shape="id5" draw:start-glue-point="3" svg:d="M21320 15414h-2667v-6845h695" svg:viewBox="0 0 2668 6846">
          <text:p/>
        </draw:connector>
        <draw:connector draw:style-name="gr8" draw:text-style-name="P1" draw:layer="layout" draw:line-skew="0.568cm" svg:x1="17.51cm" svg:y1="15.414cm" svg:x2="18.653cm" svg:y2="11.991cm" draw:start-shape="id6" draw:start-glue-point="1" draw:end-shape="id7" draw:end-glue-point="0" svg:d="M17510 15414h1123v-3423h20" svg:viewBox="0 0 1144 3424">
          <text:p/>
        </draw:connector>
        <draw:connector draw:style-name="gr6" draw:text-style-name="P6" draw:layer="layout" draw:line-skew="-2.036cm" svg:x1="7.477cm" svg:y1="15.414cm" svg:x2="14.335cm" svg:y2="5.635cm" draw:start-shape="id8" draw:start-glue-point="1" draw:end-shape="id9" draw:end-glue-point="0" svg:d="M7477 15414h1377v-9779h5481" svg:viewBox="0 0 6859 9780">
          <text:p/>
        </draw:connector>
        <draw:connector draw:style-name="gr9" draw:text-style-name="P1" xml:id="id13" draw:id="id13" draw:layer="layout" draw:line-skew="-4.127cm" svg:x1="21.32cm" svg:y1="7.921cm" svg:x2="7.477cm" svg:y2="16.049cm" draw:start-shape="id10" draw:start-glue-point="3" draw:end-shape="id11" draw:end-glue-point="1" svg:d="M21320 7921h-11049v8128h-2794" svg:viewBox="0 0 13844 8129">
          <text:p/>
        </draw:connector>
        <draw:connector draw:style-name="gr9" draw:text-style-name="P1" draw:layer="layout" draw:line-skew="3.335cm" svg:x1="12.303cm" svg:y1="16.049cm" svg:x2="10.271cm" svg:y2="11.985cm" draw:start-shape="id12" draw:start-glue-point="3" draw:end-shape="id13" draw:end-glue-point="0" svg:d="M12303 16049h-2032v-4064" svg:viewBox="0 0 2033 4065">
          <text:p/>
        </draw:connector>
        <draw:connector draw:style-name="gr9" draw:text-style-name="P1" draw:layer="layout" draw:line-skew="-0.76cm" svg:x1="21.32cm" svg:y1="16.049cm" svg:x2="21.32cm" svg:y2="7.921cm" draw:start-shape="id14" draw:start-glue-point="3" draw:end-shape="id10" svg:d="M21320 16049h-1270v-8128h1270" svg:viewBox="0 0 1271 8129">
          <text:p/>
        </draw:connector>
        <draw:g>
          <draw:custom-shape draw:style-name="gr2" draw:text-style-name="P2" xml:id="id3" draw:id="id3" draw:layer="layout" svg:width="5.207cm" svg:height="0.635cm" svg:x="21.32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3.032cm">
            <text:p text:style-name="P1"><text:span text:style-name="T1">tar</text:span><text:span text:style-name="T1">ge</text:span><text:span text:style-name="T1">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5.207cm" svg:height="0.635cm" svg:x="21.32cm" svg:y="3.667cm">
            <text:p text:style-name="P8"><text:span text:style-name="T3">days_</text:span><text:span text:style-name="T4">birt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302cm">
            <text:p text:style-name="P1"><text:span text:style-name="T1">ag</text:span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93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5.207cm" svg:height="0.635cm" svg:x="21.32cm" svg:y="1.762cm">
            <text:p text:style-name="P1"><text:span text:style-name="T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xml:id="id10" draw:id="id10" draw:layer="layout" svg:width="5.207cm" svg:height="0.635cm" svg:x="21.32cm" svg:y="7.604cm">
            <text:p text:style-name="P1"><text:span text:style-name="T1">sk</text:span><text:span text:style-name="T1">_id</text:span><text:span text:style-name="T1">_p</text:span><text:span text:style-name="T1">re</text:span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5.207cm" svg:height="0.635cm" svg:x="21.32cm" svg:y="8.239cm">
            <text:p text:style-name="P1"><text:span text:style-name="T1">sk</text:span><text:span text:style-name="T1">_id</text:span><text:span text:style-name="T1">_c</text:span><text:span text:style-name="T1">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8.874cm">
            <text:p text:style-name="P1"><text:span text:style-name="T1">amt_cred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9.509cm">
            <text:p text:style-name="P1"><text:span text:style-name="T1">amt_goods_pr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10.144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1.32cm" svg:y="6.969cm">
            <text:p text:style-name="P1"><text:span text:style-name="T2">previous_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7.60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8.23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xml:id="id1" draw:id="id1" draw:layer="layout" svg:width="5.207cm" svg:height="0.635cm" svg:x="2.27cm" svg:y="3.032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3.667cm">
            <text:p text:style-name="P1"><text:span text:style-name="T1">credit_currenc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9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1.762cm">
            <text:p text:style-name="P1"><text:span text:style-name="T2">burea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3.032cm">
            <text:p text:style-name="P1"><text:span text:style-name="T6">P</text:span><text:span text:style-name="T6">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207cm" svg:height="0.635cm" svg:x="2.27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6" draw:id="id6" draw:layer="layout" svg:width="5.207cm" svg:height="0.635cm" svg:x="12.303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xml:id="id12" draw:id="id12" draw:layer="layout" svg:width="5.207cm" svg:height="0.635cm" svg:x="12.303cm" svg:y="15.732cm">
            <text:p text:style-name="P13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6.367cm">
            <text:p text:style-name="P1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002cm">
            <text:p text:style-name="P1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12.303cm" svg:y="14.462cm">
            <text:p text:style-name="P1"><text:span text:style-name="T2">instalments_payment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2.54cm" svg:height="0.635cm" svg:x="12.303cm" svg:y="15.732cm">
            <text:p text:style-name="P1"><text:span text:style-name="T7">NULLAB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12.303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1.016cm" svg:height="0.635cm" svg:x="21.32cm" svg:y="15.732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016cm" svg:height="0.635cm" svg:x="21.32cm" svg:y="15.097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6" xml:id="id2" draw:id="id2" draw:layer="layout" svg:width="5.207cm" svg:height="0.635cm" svg:x="2.27cm" svg:y="7.604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239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874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6.969cm">
            <text:p text:style-name="P1"><text:span text:style-name="T2">bureau_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7.604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8" draw:id="id8" draw:layer="layout" svg:width="5.207cm" svg:height="0.635cm" svg:x="2.27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1" draw:id="id11" draw:layer="layout" svg:width="5.207cm" svg:height="0.635cm" svg:x="2.27cm" svg:y="15.732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6.367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002cm">
            <text:p text:style-name="P1"><text:span text:style-name="T1">cn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5.207cm" svg:height="0.635cm" svg:x="2.27cm" svg:y="14.462cm">
            <text:p text:style-name="P1"><text:span text:style-name="T5">pos</text:span>_<text:span text:style-name="T5">cash</text:span>_<text:span text:style-name="T5">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73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4" draw:text-style-name="P3" xml:id="id20" draw:id="id20" draw:layer="layout" svg:width="5.207cm" svg:height="0.635cm" svg:x="2.27cm" svg:y="11.668cm">
          <text:p text:style-name="P1"><text:span text:style-name="T1">id_</text:span><text:span text:style-name="T1">de</text:span><text:span text:style-name="T1">ma</text:span><text:span text:style-name="T1">n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207cm" svg:height="0.635cm" svg:x="2.27cm" svg:y="12.303cm">
          <text:p text:style-name="P1"><text:span text:style-name="T1">amt_instal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207cm" svg:height="0.635cm" svg:x="2.27cm" svg:y="12.938cm">
          <text:p text:style-name="P1"><text:span text:style-name="T1">amt_pay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207cm" svg:height="0.635cm" svg:x="2.27cm" svg:y="13.573cm">
          <text:p text:style-name="P1"><text:span text:style-name="T1">num_instalment_numb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207cm" svg:height="0.635cm" svg:x="2.27cm" svg:y="11.033cm">
          <text:p text:style-name="P1"><text:span text:style-name="T2">paiemen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016cm" svg:height="0.635cm" svg:x="2.27cm" svg:y="11.668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7.477cm" svg:y1="2.714cm" svg:x2="12.303cm" svg:y2="7.54cm" draw:start-shape="id15" draw:start-glue-point="1" draw:end-shape="id16" draw:end-glue-point="3" svg:d="M7477 2714h2413v4826h2413" svg:viewBox="0 0 4827 4827">
          <text:p/>
        </draw:connector>
        <draw:connector draw:style-name="gr18" draw:text-style-name="P1" draw:layer="layout" svg:x1="18.145cm" svg:y1="8.175cm" svg:x2="21.066cm" svg:y2="11.985cm" draw:start-shape="id17" draw:start-glue-point="1" draw:end-shape="id18" draw:end-glue-point="3" svg:d="M18145 8175h1460v3810h1461" svg:viewBox="0 0 2922 3811">
          <text:p/>
        </draw:connector>
        <draw:connector draw:style-name="gr18" draw:text-style-name="P1" draw:layer="layout" svg:x1="12.303cm" svg:y1="8.175cm" svg:x2="7.477cm" svg:y2="11.985cm" draw:start-shape="id19" draw:start-glue-point="3" draw:end-shape="id20" svg:d="M12303 8175h-2413v3810h-2413" svg:viewBox="0 0 4827 3811">
          <text:p/>
        </draw:connector>
        <draw:g>
          <draw:custom-shape draw:style-name="gr15" draw:text-style-name="P4" draw:layer="layout" svg:width="5.207cm" svg:height="0.635cm" svg:x="2.27cm" svg:y="3.667cm">
            <text:p text:style-name="P1"><text:span text:style-name="T1">credit_activ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5.572cm">
            <text:p text:style-name="P1"><text:span text:style-name="T1">da</text:span><text:span text:style-name="T1">ys</text:span><text:span text:style-name="T1">_c</text:span><text:span text:style-name="T1">re</text:span><text:span text:style-name="T1">di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5.207cm" svg:height="0.635cm" svg:x="2.27cm" svg:y="1.762cm">
            <text:p text:style-name="P1"><text:span text:style-name="T2">credit_bureau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xml:id="id15" draw:id="id15" draw:layer="layout" svg:width="5.207cm" svg:height="0.635cm" svg:x="2.27cm" svg:y="2.397cm">
            <text:p text:style-name="P1"><text:span text:style-name="T1">id_perso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5.207cm" svg:height="0.635cm" svg:x="2.27cm" svg:y="3.032cm">
            <text:p text:style-name="P13"><text:span text:style-name="T1">id_credit_in_bureau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4.937cm">
            <text:p text:style-name="P1"><text:span text:style-name="T1">credit_typ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5.207cm" svg:height="0.635cm" svg:x="2.27cm" svg:y="6.207cm">
            <text:p text:style-name="P1"><text:span text:style-name="T1">days_credit_enddat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.27cm" svg:y="3.032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3" xml:id="id17" draw:id="id17" draw:layer="layout" svg:width="5.842cm" svg:height="0.635cm" svg:x="12.303cm" svg:y="7.858cm">
            <text:p text:style-name="P1"><text:span text:style-name="T1">id_demand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842cm" svg:height="0.635cm" svg:x="12.303cm" svg:y="7.223cm">
            <text:p text:style-name="P1"><text:span text:style-name="T1">id_pers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5.842cm" svg:height="0.635cm" svg:x="12.303cm" svg:y="8.493cm">
            <text:p text:style-name="P1"><text:span text:style-name="T1">amt_applicati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5.842cm" svg:height="0.635cm" svg:x="12.303cm" svg:y="9.128cm">
            <text:p text:style-name="P1"><text:span text:style-name="T1">a</text:span><text:span text:style-name="T1">mt</text:span><text:span text:style-name="T1">_c</text:span><text:span text:style-name="T1">re</text:span><text:span text:style-name="T1">di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5.842cm" svg:height="0.635cm" svg:x="12.303cm" svg:y="9.763cm">
            <text:p text:style-name="P1"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5.842cm" svg:height="0.635cm" svg:x="12.303cm" svg:y="6.588cm">
            <text:p text:style-name="P1"><text:span text:style-name="T2">demande_de_credi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1" xml:id="id19" draw:id="id19" draw:layer="layout" svg:width="1.14cm" svg:height="0.635cm" svg:x="12.303cm" svg:y="7.858cm">
            <text:p text:style-name="P1"><text:span text:style-name="T6">P</text:span><text:span text:style-name="T6">K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1" xml:id="id16" draw:id="id16" draw:layer="layout" svg:width="1.14cm" svg:height="0.635cm" svg:x="12.303cm" svg:y="7.223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5.842cm" svg:height="0.635cm" svg:x="12.303cm" svg:y="10.398cm">
            <text:p text:style-name="P1"><text:span text:style-name="T1">days_decisi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5.842cm" svg:height="0.635cm" svg:x="12.303cm" svg:y="11.033cm">
            <text:p text:style-name="P1"><text:span text:style-name="T1">name_contract_status</text:span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4" draw:layer="layout" svg:width="5.207cm" svg:height="0.635cm" svg:x="2.27cm" svg:y="14.208cm">
          <text:p text:style-name="P1"><text:span text:style-name="T1">days_instal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207cm" svg:height="0.635cm" svg:x="2.27cm" svg:y="14.843cm">
          <text:p text:style-name="P1"><text:span text:style-name="T1">days_entry_payment</text:span></text:p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6.731cm" svg:height="0.635cm" svg:x="21.066cm" svg:y="11.668cm">
            <text:p text:style-name="P1"><text:span text:style-name="T1">id_demand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6.731cm" svg:height="0.635cm" svg:x="21.066cm" svg:y="12.303cm">
            <text:p text:style-name="P1"><text:span text:style-name="T1">amt_balanc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6.731cm" svg:height="0.635cm" svg:x="21.066cm" svg:y="12.938cm">
            <text:p text:style-name="P1"><text:span text:style-name="T1">amt_credit_limit_actua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6.731cm" svg:height="0.635cm" svg:x="21.066cm" svg:y="13.573cm">
            <text:p text:style-name="P1"><text:span text:style-name="T1">a</text:span><text:span text:style-name="T1">mt</text:span><text:span text:style-name="T1">_d</text:span><text:span text:style-name="T1">ra</text:span><text:span text:style-name="T1">wi</text:span><text:span text:style-name="T1">ng</text:span><text:span text:style-name="T1">s_</text:span><text:span text:style-name="T1">at</text:span><text:span text:style-name="T1">m</text:span><text:span text:style-name="T1">_c</text:span><text:span text:style-name="T1">urr</text:span><text:span text:style-name="T1">en</text:span><text:span text:style-name="T1">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6.731cm" svg:height="0.635cm" svg:x="21.066cm" svg:y="11.033cm">
            <text:p text:style-name="P1"><text:span text:style-name="T2">credit_card_balanc</text:span><text:span text:style-name="T2">e_mensuel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1" xml:id="id18" draw:id="id18" draw:layer="layout" svg:width="1.313cm" svg:height="0.635cm" svg:x="21.066cm" svg:y="11.668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6.731cm" svg:height="0.635cm" svg:x="21.066cm" svg:y="14.208cm">
            <text:p text:style-name="P1"><text:span text:style-name="T1">cnt_drawings_atm_curren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6.731cm" svg:height="0.635cm" svg:x="21.066cm" svg:y="13.573cm">
            <text:p text:style-name="P1"><text:span text:style-name="T1">amt_drawings_atm_curr</text:span><text:span text:style-name="T1">en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0:27:11.145074701</meta:creation-date>
    <dc:date>2018-11-28T15:31:34.458955097</dc:date>
    <meta:editing-duration>PT2H37M41S</meta:editing-duration>
    <meta:editing-cycles>27</meta:editing-cycles>
    <meta:generator>LibreOffice/6.0.6.2$Linux_X86_64 LibreOffice_project/00m0$Build-2</meta:generator>
    <meta:document-statistic meta:object-count="109"/>
  </office:meta>
</office:document-meta>
</file>